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Heading_20_1">
      <style:text-properties fo:color="#650953"/>
    </style:style>
    <style:style style:name="P9" style:family="paragraph" style:parent-style-name="Preformatted_20_Text" style:list-style-name="L5"/>
    <style:style style:name="P10" style:family="paragraph" style:parent-style-name="Preformatted_20_Text">
      <style:paragraph-properties fo:margin-top="0in" fo:margin-bottom="0.1965in" loext:contextual-spacing="false"/>
    </style:style>
    <style:style style:name="P11" style:family="paragraph" style:parent-style-name="Preformatted_20_Text" style:list-style-name="L6">
      <style:paragraph-properties fo:margin-top="0in" fo:margin-bottom="0.1965in" loext:contextual-spacing="false"/>
    </style:style>
    <style:style style:name="T1" style:family="text">
      <style:text-properties officeooo:rsid="000d3fe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Array Functions in PHP </text:h>
      <text:p text:style-name="Horizontal_20_Line"/>
      <text:p text:style-name="Text_20_body">Array functions in PHP are <text:span text:style-name="Strong_20_Emphasis">built-in functions</text:span> that allow us to perform operations on arrays easily such as:</text:p>
      <text:list xml:id="list1003434165" text:style-name="L2">
        <text:list-item>
          <text:p text:style-name="P2">Finding total number of elements,</text:p>
        </text:list-item>
        <text:list-item>
          <text:p text:style-name="P2">Sorting elements,</text:p>
        </text:list-item>
        <text:list-item>
          <text:p text:style-name="P2">Merging multiple arrays,</text:p>
        </text:list-item>
        <text:list-item>
          <text:p text:style-name="P2">And many more.</text:p>
        </text:list-item>
      </text:list>
      <text:p text:style-name="Text_20_body"/>
      <text:p text:style-name="Horizontal_20_Line"/>
      <text:h text:style-name="Heading_20_2" text:outline-level="2">🔹 Function 1: count()</text:h>
      <text:p text:style-name="Text_20_body">👉 <text:span text:style-name="Strong_20_Emphasis">Definition</text:span>:<text:line-break/>The <text:span text:style-name="Source_20_Text">count()</text:span> function is used to count the number of elements in an array.</text:p>
      <text:h text:style-name="Heading_20_3" text:outline-level="3">Example 1:</text:h>
      <text:p text:style-name="Preformatted_20_Text"><text:span text:style-name="Source_20_Text">&lt;?php</text:span></text:p>
      <text:p text:style-name="Preformatted_20_Text"><text:span text:style-name="Source_20_Text">$cart = array("Apple", "Banana", "Orange", "Mango");</text:span></text:p>
      <text:p text:style-name="Preformatted_20_Text"><text:span text:style-name="Source_20_Text">echo "Total items in cart: " . count($cart);</text:span></text:p>
      <text:p text:style-name="P10"><text:span text:style-name="Source_20_Text">?&gt;</text:span></text:p>
      <text:p text:style-name="Horizontal_20_Line"/>
      <text:h text:style-name="Heading_20_2" text:outline-level="2">🔹 Function 2: sort()</text:h>
      <text:p text:style-name="Text_20_body">👉 <text:span text:style-name="Strong_20_Emphasis">Definition</text:span>:<text:line-break/>The <text:span text:style-name="Source_20_Text">sort()</text:span> function arranges the elements of an array in <text:span text:style-name="Strong_20_Emphasis">ascending order (A–Z for strings, 0–9 for numbers).</text:span></text:p>
      <text:h text:style-name="Heading_20_3" text:outline-level="3">Example 2:</text:h>
      <text:p text:style-name="Preformatted_20_Text"><text:span text:style-name="Source_20_Text">&lt;?php</text:span></text:p>
      <text:p text:style-name="Preformatted_20_Text"><text:span text:style-name="Source_20_Text">$cart = array("Mango", "Apple", "Banana", "Orange");</text:span></text:p>
      <text:p text:style-name="Preformatted_20_Text"><text:span text:style-name="Source_20_Text">sort($cart);</text:span></text:p>
      <text:p text:style-name="Preformatted_20_Text"/>
      <text:p text:style-name="Preformatted_20_Text"><text:span text:style-name="Source_20_Text">foreach ($cart as $item) {</text:span></text:p>
      <text:p text:style-name="Preformatted_20_Text"><text:span text:style-name="Source_20_Text"><text:s text:c="4"/>echo $item . "&lt;br&gt;";</text:span></text:p>
      <text:p text:style-name="Preformatted_20_Text"><text:span text:style-name="Source_20_Text">}</text:span></text:p>
      <text:p text:style-name="P10"><text:span text:style-name="Source_20_Text">?</text:span><text:span text:style-name="Source_20_Text"><text:span text:style-name="T1">&gt;</text:span></text:span></text:p>
      <text:p text:style-name="Horizontal_20_Line"/>
      <text:h text:style-name="Heading_20_2" text:outline-level="2"><text:soft-page-break/>🔹 Function 3: array_merge()</text:h>
      <text:p text:style-name="Text_20_body">👉 <text:span text:style-name="Strong_20_Emphasis">Definition</text:span>:<text:line-break/>The <text:span text:style-name="Source_20_Text">array_merge()</text:span> function merges two or more arrays into one array.</text:p>
      <text:h text:style-name="Heading_20_3" text:outline-level="3">Example 3:</text:h>
      <text:p text:style-name="Preformatted_20_Text"><text:span text:style-name="Source_20_Text">&lt;?php</text:span></text:p>
      <text:p text:style-name="Preformatted_20_Text"><text:span text:style-name="Source_20_Text">$cart1 = array("Apple", "Banana");</text:span></text:p>
      <text:p text:style-name="Preformatted_20_Text"><text:span text:style-name="Source_20_Text">$cart2 = array("Mango", "Orange");</text:span></text:p>
      <text:p text:style-name="Preformatted_20_Text"/>
      <text:p text:style-name="Preformatted_20_Text"><text:span text:style-name="Source_20_Text">$finalCart = array_merge($cart1, $cart2);</text:span></text:p>
      <text:p text:style-name="Preformatted_20_Text"/>
      <text:p text:style-name="Preformatted_20_Text"><text:span text:style-name="Source_20_Text">print_r($finalCart);</text:span></text:p>
      <text:p text:style-name="P10"><text:span text:style-name="Source_20_Text">?&gt;</text:span></text:p>
      <text:h text:style-name="Heading_20_3" text:outline-level="3">Example 4: count() with nested arrays</text:h>
      <text:p text:style-name="Preformatted_20_Text"><text:span text:style-name="Source_20_Text">&lt;?php</text:span></text:p>
      <text:p text:style-name="Preformatted_20_Text"><text:span text:style-name="Source_20_Text">$cart = array("Apple", "Banana", array("Juice", "Milk"));</text:span></text:p>
      <text:p text:style-name="Preformatted_20_Text"><text:span text:style-name="Source_20_Text">echo count($cart); <text:s text:c="7"/>// Output: 3</text:span></text:p>
      <text:p text:style-name="Preformatted_20_Text"><text:span text:style-name="Source_20_Text">echo count($cart, 1); <text:s text:c="4"/>// Output: 5 (counts nested items also)</text:span></text:p>
      <text:p text:style-name="P10"><text:span text:style-name="Source_20_Text">?&gt;</text:span></text:p>
      <text:p text:style-name="Horizontal_20_Line"/>
      <text:h text:style-name="Heading_20_3" text:outline-level="3">Example 5: sort() with numbers</text:h>
      <text:p text:style-name="Preformatted_20_Text"><text:span text:style-name="Source_20_Text">&lt;?php</text:span></text:p>
      <text:p text:style-name="Preformatted_20_Text"><text:span text:style-name="Source_20_Text">$numbers = array(5, 2, 8, 1, 9);</text:span></text:p>
      <text:p text:style-name="Preformatted_20_Text"><text:span text:style-name="Source_20_Text">sort($numbers);</text:span></text:p>
      <text:p text:style-name="Preformatted_20_Text"><text:span text:style-name="Source_20_Text">print_r($numbers);</text:span></text:p>
      <text:p text:style-name="P10"><text:span text:style-name="Source_20_Text">?&gt;</text:span></text:p>
      <text:p text:style-name="Text_20_body"><text:span text:style-name="Strong_20_Emphasis">Output:</text:span></text:p>
      <text:p text:style-name="P10"><text:span text:style-name="Source_20_Text">Array ( [0] =&gt; 1 [1] =&gt; 2 [2] =&gt; 5 [3] =&gt; 8 [4] =&gt; 9 )</text:span></text:p>
      <text:p text:style-name="Horizontal_20_Line"/>
      <text:h text:style-name="Heading_20_3" text:outline-level="3">Example 6: array_merge() with duplicate keys</text:h>
      <text:p text:style-name="Preformatted_20_Text"><text:span text:style-name="Source_20_Text">&lt;?php</text:span></text:p>
      <text:p text:style-name="Preformatted_20_Text"><text:span text:style-name="Source_20_Text">$arr1 = array("fruit" =&gt; "Apple", "veg" =&gt; "Carrot");</text:span></text:p>
      <text:p text:style-name="Preformatted_20_Text"><text:span text:style-name="Source_20_Text">$arr2 = array("fruit" =&gt; "Banana", "drink" =&gt; "Juice");</text:span></text:p>
      <text:p text:style-name="Preformatted_20_Text"/>
      <text:p text:style-name="Preformatted_20_Text"><text:span text:style-name="Source_20_Text">$result = array_merge($arr1, $arr2);</text:span></text:p>
      <text:p text:style-name="Preformatted_20_Text"><text:span text:style-name="Source_20_Text">print_r($result);</text:span></text:p>
      <text:p text:style-name="P10"><text:span text:style-name="Source_20_Text">?&gt;</text:span></text:p>
      <text:p text:style-name="Text_20_body"><text:span text:style-name="Strong_20_Emphasis">Output:</text:span></text:p>
      <text:p text:style-name="P10"><text:span text:style-name="Source_20_Text">Array ( [fruit] =&gt; Banana [veg] =&gt; Carrot [drink] =&gt; Juice )</text:span></text:p>
      <text:p text:style-name="Text_20_body">👉 Note: Duplicate keys are replaced by the later array values.</text:p>
      <text:p text:style-name="Horizontal_20_Line"><text:soft-page-break/></text:p>
      <text:h text:style-name="Heading_20_2" text:outline-level="2">📌 Summary</text:h>
      <text:list xml:id="list12610776" text:style-name="L7">
        <text:list-item>
          <text:p text:style-name="P7"><text:span text:style-name="Strong_20_Emphasis">count()</text:span> → Tells us how many items are in the array.</text:p>
        </text:list-item>
        <text:list-item>
          <text:p text:style-name="P7"><text:span text:style-name="Strong_20_Emphasis">sort()</text:span> → Arranges array elements in ascending order.</text:p>
        </text:list-item>
        <text:list-item>
          <text:p text:style-name="P7"><text:span text:style-name="Strong_20_Emphasis">array_merge()</text:span> → Combines two or more arrays into one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29T14:45:39.179000000</meta:creation-date>
    <dc:date>2025-09-29T15:09:35.253000000</dc:date>
    <meta:editing-duration>PT11M15S</meta:editing-duration>
    <meta:editing-cycles>2</meta:editing-cycles>
    <meta:generator>Neat_Office/6.2.8.2$Windows_x86 LibreOffice_project/</meta:generator>
    <meta:document-statistic meta:table-count="0" meta:image-count="0" meta:object-count="0" meta:page-count="3" meta:paragraph-count="60" meta:word-count="308" meta:character-count="1848" meta:non-whitespace-character-count="1593"/>
  </office:meta>
</office:document-meta>
</file>